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status, min, ma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st size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/>
          <table:table-cell office:value-type="string" calcext:value-type="string">
            <text:p>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st size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loat max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loat max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20:28:00.312890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2-04T20:50:22.174230013</dc:date>
    <meta:editing-duration>P3DT2H46M20S</meta:editing-duration>
    <meta:editing-cycles>254</meta:editing-cycles>
    <meta:generator>LibreOffice/5.2.3.1$Linux_X86_64 LibreOffice_project/20m0$Build-1</meta:generator>
    <meta:document-statistic meta:table-count="1" meta:cell-count="3347" meta:object-count="0"/>
  </office:meta>
</office:document-meta>
</file>